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3b3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hub_pat_11AUQP2YY053sHIOcbyU5u_s2hTswe35U95yfMA8PY3dT3e4o3hrDIh7QWzeZeJlwEFB2JMMPNoHR2Pi7e</text:p>
      <text:p text:style-name="P2"/>
      <text:p text:style-name="P3">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</text:p>
      <text:p text:style-name="P3"/>
      <text:p text:style-name="P3">github_pat_11AUQP2YY053sHIOcbyU5u_s2hTswe35U95yfMA8PY3dT3e4o3hrDIh7QWzeZeJlwEFB2JMMPNoHR2Pi7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4:58:52.592459002</meta:creation-date>
    <dc:date>2023-10-14T14:15:32.885563452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" meta:character-count="279" meta:non-whitespace-character-count="279"/>
  </office:meta>
</office:document-meta>
</file>